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2377896" text:id="ct112377896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2446416" text:id="ct112446416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2927000" text:id="ct11292700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2858216" text:id="ct112858216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2931768" text:id="ct112931768">
          <text:insertion>
            <office:change-info>
              <dc:creator>Luc Saffre</dc:creator>
              <dc:date>2012-05-28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change-start text:change-id="ct112377896"/>self<text:change-end text:change-id="ct112377896"/></text:h>
      <text:p text:style-name="P1"/>
      <text:p text:style-name="Standard">Klient: <text:change-start text:change-id="ct112446416"/>self.person<text:change-end text:change-id="ct112446416"/></text:p>
      <text:p text:style-name="Standard"/>
      <text:p text:style-name="Standard">Sozialarbeiter: <text:change-start text:change-id="ct112927000"/>self.user<text:change-end text:change-id="ct112927000"/></text:p>
      <text:p text:style-name="Standard">Datum und Uhrzeit : <text:change-start text:change-id="ct112858216"/>self.sent<text:change-end text:change-id="ct112858216"/></text:p>
      <text:p text:style-name="Standard">Ticket BCSS: <text:change-start text:change-id="ct112931768"/>self.ticket<text:change-end text:change-id="ct112931768"/></text:p>
      <text:h text:style-name="Heading_20_2" text:outline-level="2">Resultat</text:h>
      <text:p text:style-name="Standard">bla<office:annotation><dc:creator>Luc Saffre</dc:creator><dc:date>2012-05-28T22:59:29.53</dc:date><text:p text:style-name="P3"><text:span text:style-name="T1">do text</text:span></text:p><text:p text:style-name="P3"><text:span text:style-name="T1">from table(self.get_result_table(ar)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5-28T23:04:48.90</dc:date>
    <dc:creator>Luc Saffre</dc:creator>
    <meta:editing-duration>PT5M10S</meta:editing-duration>
    <meta:editing-cycles>2</meta:editing-cycles>
    <meta:generator>LibreOffice/3.4$Win32 LibreOffice_project/340m1$Build-402</meta:generator>
    <meta:document-statistic meta:table-count="0" meta:image-count="0" meta:object-count="0" meta:page-count="1" meta:paragraph-count="7" meta:word-count="16" meta:character-count="113" meta:non-whitespace-character-count="105"/>
  </office:meta>
</office:document-meta>
</file>